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loext:contextual-spacing="false" fo:text-indent="0in" style:auto-text-indent="false"/>
      <style:text-properties fo:font-size="11pt" style:font-size-asian="11pt" style:font-size-complex="11pt"/>
    </style:style>
    <style:style style:name="P2" style:family="paragraph" style:parent-style-name="Heading_20_2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inherit" fo:font-size="11pt" fo:font-weight="bold" officeooo:rsid="00130926" officeooo:paragraph-rsid="00130926" style:font-name-asian="Noto Serif CJK SC" style:font-size-asian="11pt" style:font-weight-asian="bold" style:font-name-complex="Lohit Devanagari" style:font-size-complex="11pt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1pt" officeooo:rsid="00130926" officeooo:paragraph-rsid="00130926" style:font-size-asian="11pt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/>
      <style:text-properties fo:font-size="11pt" style:text-underline-style="solid" style:text-underline-width="auto" style:text-underline-color="font-color" fo:font-weight="bold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/>
      <style:text-properties fo:font-size="11pt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/>
      <style:text-properties fo:font-size="11pt" fo:font-weight="bold" style:font-size-asian="11pt" style:font-size-complex="11pt"/>
    </style:style>
    <style:style style:name="P10" style:family="paragraph" style:parent-style-name="Text_20_body">
      <style:text-properties fo:font-size="11pt" fo:font-weight="bold" style:font-size-asian="11pt" style:font-size-complex="11pt"/>
    </style:style>
    <style:style style:name="P11" style:family="paragraph" style:parent-style-name="Text_20_body" style:list-style-name="L1">
      <style:paragraph-properties fo:margin-top="0in" fo:margin-bottom="0in" loext:contextual-spacing="false" fo:padding="0in" fo:border="none"/>
      <style:text-properties fo:font-size="11pt" style:font-size-asian="11pt" style:font-size-complex="11pt"/>
    </style:style>
    <style:style style:name="P12" style:family="paragraph" style:parent-style-name="Text_20_body">
      <style:paragraph-properties fo:margin-top="0in" fo:margin-bottom="0in" loext:contextual-spacing="false"/>
      <style:text-properties fo:font-size="11pt" style:font-size-asian="11pt" style:font-size-complex="11pt"/>
    </style:style>
    <style:style style:name="P13" style:family="paragraph" style:parent-style-name="Text_20_body">
      <style:paragraph-properties fo:margin-top="0in" fo:margin-bottom="0in" loext:contextual-spacing="false"/>
      <style:text-properties officeooo:paragraph-rsid="00134451"/>
    </style:style>
    <style:style style:name="P14" style:family="paragraph" style:parent-style-name="Text_20_body">
      <style:paragraph-properties fo:margin-top="0in" fo:margin-bottom="0in" loext:contextual-spacing="false"/>
      <style:text-properties officeooo:rsid="00134451" officeooo:paragraph-rsid="00134451"/>
    </style:style>
    <style:style style:name="T1" style:family="text">
      <style:text-properties fo:font-style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34451" style:font-size-asian="11pt" style:font-size-complex="11pt"/>
    </style:style>
    <style:style style:name="T4" style:family="text">
      <style:text-properties fo:font-size="11pt" fo:background-color="transparent" loext:char-shading-value="0" style:font-size-asian="11pt" style:font-size-complex="11pt"/>
    </style:style>
    <style:style style:name="T5" style:family="text">
      <style:text-properties fo:font-size="11pt" fo:font-weight="bold" officeooo:rsid="00134451" style:font-size-asian="11pt" style:font-weight-asian="bold" style:font-size-complex="11pt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34451" style:font-size-asian="11pt" style:font-weight-asian="normal" style:font-size-complex="11pt" style:font-weight-complex="normal"/>
    </style:style>
    <style:style style:name="T8" style:family="text">
      <style:text-properties officeooo:rsid="00130926"/>
    </style:style>
    <style:style style:name="T9" style:family="text">
      <style:text-properties officeooo:rsid="00134451"/>
    </style:style>
    <style:style style:name="T10" style:family="text">
      <style:text-properties officeooo:rsid="0014407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S Exam</text:h>
      <text:p text:style-name="P3">Pristatyti iki: 2022-05-23</text:p>
      <text:h text:style-name="P2" text:outline-level="2">Instrukcijos</text:h>
      <text:p text:style-name="P7">Užduotis</text:p>
      <text:p text:style-name="P8"/>
      <text:p text:style-name="P5">Šio testo metu reikės atlikti 10 užduočių, kurias rasite prisegtame .<text:span text:style-name="T1">zip </text:span>faile. Užduotys aprašytos failuose, kaip komentarai.</text:p>
      <text:p text:style-name="P10">Vertinimo kriterijai: </text:p>
      <text:list xml:id="list3025038234" text:style-name="L1">
        <text:list-item>
          <text:p text:style-name="P11">Visi uždaviniai vertinami po 1 balą. Į uždavinio vertinimą įeina kodo stilius ir formatavimas, JavaScript metodų pasirinkimas, CSS stilius (jeigu reikia), ir kt. </text:p>
        </text:list-item>
        <text:list-item>
          <text:p text:style-name="P11">Papildomai, 1 balas už versijavimą su git ir darbo įkėlimą į GitHub. </text:p>
        </text:list-item>
      </text:list>
      <text:p text:style-name="P8">Iš viso galima surinkti 11 taškų.</text:p>
      <text:p text:style-name="P8"/>
      <text:p text:style-name="P8">--------------------------------------------------------</text:p>
      <text:p text:style-name="P8"/>
      <text:p text:style-name="P6"><text:span text:style-name="T2">Instrukcijas, kaip susikurti GitHub repozitoriją rasite - </text:span><text:a xlink:type="simple" xlink:href="https://docs.github.com/en/github/creating-cloning-and-archiving-repositories/creating-a-repository-on-github/creating-a-new-repository" office:target-frame-name="_blank" xlink:show="new" text:style-name="Internet_20_link" text:visited-style-name="Visited_20_Internet_20_Link"><text:span text:style-name="T4">https://docs.github.com/en/github/creating-cloning-and-archiving-repositories/creating-a-repository-on-github/creating-a-new-repository</text:span></text:a><text:span text:style-name="T2"> arba žemiau.</text:span></text:p>
      <text:p text:style-name="P8"/>
      <text:p text:style-name="P9">Užduoties įkėlimo instrukcijos</text:p>
      <text:p text:style-name="P8"/>
      <text:p text:style-name="P6"><text:span text:style-name="T2">Instrukcijas, kaip valdyti GitHub repozitorijas rasite - </text:span><text:a xlink:type="simple" xlink:href="https://docs.github.com/en/repositories/creating-and-managing-repositories/about-repositories" office:target-frame-name="_blank" xlink:show="new" text:style-name="Internet_20_link" text:visited-style-name="Visited_20_Internet_20_Link"><text:span text:style-name="T4">https://docs.github.com/en/repositories/creating-and-managing-repositories/about-repositories</text:span></text:a><text:span text:style-name="T2"> arba step-by-step žemiau.</text:span></text:p>
      <text:p text:style-name="P8"/>
      <text:p text:style-name="P8">1. Sukurti GitHub repozitoriją.</text:p>
      <text:p text:style-name="P8"/>
      <text:p text:style-name="P6"><text:span text:style-name="T2">Instrukcijas, kaip susikurti GitHub repozitoriją rasite - </text:span><text:a xlink:type="simple" xlink:href="https://docs.github.com/en/repositories/creating-and-managing-repositories/creating-a-new-repository" office:target-frame-name="_blank" xlink:show="new" text:style-name="Internet_20_link" text:visited-style-name="Visited_20_Internet_20_Link"><text:span text:style-name="T4">https://docs.github.com/en/repositories/creating-and-managing-repositories/creating-a-new-repository</text:span></text:a></text:p>
      <text:p text:style-name="P8"/>
      <text:p text:style-name="P8"><text:span text:style-name="T8">2</text:span>. Kuriant sistemą pakeitimus nuolatos saugoti su pakeitimus su prasmingomis "commit" žinutėmis.</text:p>
      <text:p text:style-name="P8"/>
      <text:p text:style-name="P8"><text:span text:style-name="T10">3</text:span>. Pabaigus projektą patikrinti ar visi pakeitimai yra nusiųsti į GitHub.</text:p>
      <text:p text:style-name="P8"/>
      <text:p text:style-name="P8">Jeigu to padaryti nepavyks galite tiesiog įkelti archyvuotus failus.</text:p>
      <text:p text:style-name="P8"/>
      <text:p text:style-name="P8"/>
      <text:p text:style-name="P8"/>
      <text:p text:style-name="P13"><text:span text:style-name="T5">Pastaba: ES5 konstruktorius, tai objekto konstruktorius. O ES6 konstruktorius tai klasė!</text:span></text:p>
      <text:p text:style-name="P13"><text:span text:style-name="T5"/></text:p>
      <text:p text:style-name="P13"><text:span text:style-name="T7">ES5 constructor: </text:span><text:a xlink:type="simple" xlink:href="https://www.w3schools.com/js/js_object_constructors.asp" text:style-name="Internet_20_link" text:visited-style-name="Visited_20_Internet_20_Link"><text:span text:style-name="T7">https://www.w3schools.com/js/js_object_constructors.asp</text:span></text:a></text:p>
      <text:p text:style-name="P14"><text:span text:style-name="T7">E</text:span><text:span text:style-name="T6">S6 constructor: <text:s/>https://www.w3schools.com/js/js_classes.asp</text:span></text:p>
      <text:p text:style-name="P8"/>
      <text:p text:style-name="P8">Sėkmės!</text:p>
      <text:p text:style-name="P8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07:36:46.946776618</meta:creation-date>
    <dc:date>2022-05-18T07:50:12.312502595</dc:date>
    <meta:editing-duration>PT8M3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56" meta:character-count="1588" meta:non-whitespace-character-count="1452"/>
  </office:meta>
</office:document-meta>
</file>